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0E1CF62B6CFA1839ABE.png" manifest:media-type="image/png"/>
  <manifest:file-entry manifest:full-path="Pictures/100000000000026B000000AAEA2C1DCC93FB967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5.084cm"/>
      <style:paragraph-properties style:writing-mode="lr-tb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5.135cm" fo:min-width="5.596cm"/>
    </style:style>
    <style:style style:name="gr6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ffd428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78037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ec9ba4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443205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Arrow_20_Line" style:list-style-name="L1">
      <style:graphic-properties draw:textarea-vertical-align="middle" draw:line-distance="0.767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Consolas" fo:font-size="10pt" style:font-size-asian="10pt" style:font-size-complex="10pt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text-properties style:font-name="Consolas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nsolas" fo:font-size="10pt" style:font-size-asian="10pt" style:font-size-complex="10pt"/>
    </style:style>
    <style:style style:name="T1" style:family="text">
      <style:text-properties style:font-name="Consolas" fo:font-size="10pt" style:font-size-asian="10pt" style:font-size-complex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05cm" svg:y1="9.758cm" svg:x2="5.505cm" svg:y2="9.758cm">
          <text:p/>
        </draw:line>
        <draw:frame draw:style-name="gr2" draw:text-style-name="P2" draw:layer="layout" svg:width="16.403cm" svg:height="5.952cm" svg:x="2.524cm" svg:y="17.053cm">
          <draw:image xlink:href="Pictures/100000000000026C000000E1CF62B6CFA1839ABE.png" xlink:type="simple" xlink:show="embed" xlink:actuate="onLoad" loext:mime-type="image/png">
            <text:p/>
          </draw:image>
        </draw:frame>
        <draw:line draw:style-name="gr3" draw:text-style-name="P1" draw:layer="layout" svg:x1="3.64cm" svg:y1="18.052cm" svg:x2="6.08cm" svg:y2="18.052cm">
          <text:p/>
        </draw:line>
        <draw:line draw:style-name="gr3" draw:text-style-name="P1" draw:layer="layout" svg:x1="3.64cm" svg:y1="19.052cm" svg:x2="6.307cm" svg:y2="19.052cm">
          <text:p/>
        </draw:line>
        <draw:line draw:style-name="gr3" draw:text-style-name="P1" draw:layer="layout" svg:x1="3.639cm" svg:y1="19.97cm" svg:x2="3.639cm" svg:y2="19.97cm">
          <text:p/>
        </draw:line>
        <draw:line draw:style-name="gr3" draw:text-style-name="P1" draw:layer="layout" svg:x1="3.64cm" svg:y1="20.033cm" svg:x2="4.402cm" svg:y2="20.033cm">
          <text:p/>
        </draw:line>
        <draw:frame draw:style-name="gr4" draw:text-style-name="P3" draw:layer="layout" svg:width="4.064cm" svg:height="5.334cm" svg:x="14.462cm" svg:y="17.417cm">
          <draw:text-box>
            <text:p><text:span text:style-name="T1">Specifikatori</text:span></text:p>
            <text:p><text:span text:style-name="T1">deklaracije</text:span></text:p>
            <text:p><text:span text:style-name="T1"/></text:p>
            <text:p><text:span text:style-name="T1">Identifikator</text:span></text:p>
            <text:p><text:span text:style-name="T1"/></text:p>
            <text:p><text:span text:style-name="T1">Deklarator</text:span></text:p>
            <text:p><text:span text:style-name="T1"/></text:p>
            <text:p><text:span text:style-name="T1">Inicijalizator</text:span></text:p>
            <text:p><text:span text:style-name="T1"/></text:p>
            <text:p><text:span text:style-name="T1">Parametar funkcije</text:span></text:p>
            <text:p><text:span text:style-name="T1"/></text:p>
            <text:p><text:span text:style-name="T1">Argument funkcije</text:span></text:p>
            <text:p><text:span text:style-name="T1"/></text:p>
            <text:p><text:span text:style-name="T1">Naredba skoka</text:span></text:p>
          </draw:text-box>
        </draw:frame>
        <draw:custom-shape draw:style-name="gr5" draw:text-style-name="P4" draw:layer="layout" svg:width="6.096cm" svg:height="5.385cm" svg:x="12.43cm" svg:y="17.31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56cm" svg:y1="21.024cm" svg:x2="5.318cm" svg:y2="21.024cm">
          <text:p/>
        </draw:line>
        <draw:line draw:style-name="gr3" draw:text-style-name="P1" draw:layer="layout" svg:x1="13.14cm" svg:y1="17.833cm" svg:x2="13.902cm" svg:y2="17.833cm">
          <text:p/>
        </draw:line>
        <draw:line draw:style-name="gr6" draw:text-style-name="P1" draw:layer="layout" svg:x1="6.207cm" svg:y1="18.152cm" svg:x2="7.731cm" svg:y2="18.152cm">
          <text:p/>
        </draw:line>
        <draw:line draw:style-name="gr6" draw:text-style-name="P1" draw:layer="layout" svg:x1="6.407cm" svg:y1="19.152cm" svg:x2="12.203cm" svg:y2="19.168cm">
          <text:p/>
        </draw:line>
        <draw:line draw:style-name="gr7" draw:text-style-name="P1" draw:layer="layout" svg:x1="13.14cm" svg:y1="18.733cm" svg:x2="13.902cm" svg:y2="18.733cm">
          <text:p/>
        </draw:line>
        <draw:line draw:style-name="gr6" draw:text-style-name="P1" draw:layer="layout" svg:x1="13.14cm" svg:y1="19.433cm" svg:x2="13.902cm" svg:y2="19.433cm">
          <text:p/>
        </draw:line>
        <draw:line draw:style-name="gr8" draw:text-style-name="P1" draw:layer="layout" svg:x1="13.14cm" svg:y1="20.133cm" svg:x2="13.902cm" svg:y2="20.133cm">
          <text:p/>
        </draw:line>
        <draw:line draw:style-name="gr9" draw:text-style-name="P1" draw:layer="layout" svg:x1="13.14cm" svg:y1="20.833cm" svg:x2="13.902cm" svg:y2="20.833cm">
          <text:p/>
        </draw:line>
        <draw:line draw:style-name="gr10" draw:text-style-name="P1" draw:layer="layout" svg:x1="13.14cm" svg:y1="21.533cm" svg:x2="13.902cm" svg:y2="21.533cm">
          <text:p/>
        </draw:line>
        <draw:line draw:style-name="gr11" draw:text-style-name="P1" draw:layer="layout" svg:x1="13.14cm" svg:y1="22.233cm" svg:x2="13.902cm" svg:y2="22.233cm">
          <text:p/>
        </draw:line>
        <draw:line draw:style-name="gr11" draw:text-style-name="P1" draw:layer="layout" svg:x1="4.54cm" svg:y1="22.011cm" svg:x2="6.615cm" svg:y2="22.011cm">
          <text:p/>
        </draw:line>
        <draw:line draw:style-name="gr9" draw:text-style-name="P1" draw:layer="layout" svg:x1="6.94cm" svg:y1="19.05cm" svg:x2="9.636cm" svg:y2="19.05cm">
          <text:p/>
        </draw:line>
        <draw:line draw:style-name="gr9" draw:text-style-name="P1" draw:layer="layout" svg:x1="10.04cm" svg:y1="19.064cm" svg:x2="11.922cm" svg:y2="19.064cm">
          <text:p/>
        </draw:line>
        <draw:line draw:style-name="gr7" draw:text-style-name="P1" draw:layer="layout" svg:x1="6.44cm" svg:y1="19.033cm" svg:x2="6.815cm" svg:y2="19.033cm">
          <text:p/>
        </draw:line>
        <draw:line draw:style-name="gr7" draw:text-style-name="P1" draw:layer="layout" svg:x1="5.441cm" svg:y1="20.933cm" svg:x2="5.816cm" svg:y2="20.933cm">
          <text:p/>
        </draw:line>
        <draw:line draw:style-name="gr7" draw:text-style-name="P1" draw:layer="layout" svg:x1="4.542cm" svg:y1="21.507cm" svg:x2="4.917cm" svg:y2="21.507cm">
          <text:p/>
        </draw:line>
        <draw:line draw:style-name="gr6" draw:text-style-name="P1" draw:layer="layout" svg:x1="5.407cm" svg:y1="21.024cm" svg:x2="6.931cm" svg:y2="21.024cm">
          <text:p/>
        </draw:line>
        <draw:line draw:style-name="gr7" draw:text-style-name="P1" draw:layer="layout" svg:x1="6.207cm" svg:y1="18.033cm" svg:x2="6.582cm" svg:y2="18.033cm">
          <text:p/>
        </draw:line>
        <draw:line draw:style-name="gr7" draw:text-style-name="P1" draw:layer="layout" svg:x1="4.556cm" svg:y1="20.033cm" svg:x2="5.621cm" svg:y2="20.033cm">
          <text:p/>
        </draw:line>
        <draw:line draw:style-name="gr10" draw:text-style-name="P1" draw:layer="layout" svg:x1="5.038cm" svg:y1="21.506cm" svg:x2="5.446cm" svg:y2="21.506cm">
          <text:p/>
        </draw:line>
        <draw:line draw:style-name="gr10" draw:text-style-name="P1" draw:layer="layout" svg:x1="5.74cm" svg:y1="21.507cm" svg:x2="6.502cm" svg:y2="21.507cm">
          <text:p/>
        </draw:line>
        <draw:line draw:style-name="gr8" draw:text-style-name="P1" draw:layer="layout" svg:x1="7.04cm" svg:y1="18.042cm" svg:x2="7.604cm" svg:y2="18.042cm">
          <text:p/>
        </draw:line>
        <draw:line draw:style-name="gr8" draw:text-style-name="P1" draw:layer="layout" svg:x1="6.34cm" svg:y1="20.943cm" svg:x2="6.904cm" svg:y2="20.943cm">
          <text:p/>
        </draw:line>
        <draw:measure draw:style-name="gr12" draw:text-style-name="P5" draw:layer="measurelines" svg:x1="8.012cm" svg:y1="19.957cm" svg:x2="8.012cm" svg:y2="22.319cm">
          <text:p text:style-name="P5"><text:span text:style-name="T2">Blok</text:span></text:p>
        </draw:measure>
        <draw:frame draw:style-name="gr13" draw:text-style-name="P6" draw:layer="layout" svg:width="16.377cm" svg:height="4.497cm" svg:x="2.53cm" svg:y="5.896cm">
          <draw:image xlink:href="Pictures/100000000000026B000000AAEA2C1DCC93FB967C.png" xlink:type="simple" xlink:show="embed" xlink:actuate="onLoad" loext:mime-type="image/png">
            <text:p/>
          </draw:image>
        </draw:frame>
        <draw:frame draw:style-name="gr14" draw:text-style-name="P8" draw:layer="layout" svg:width="3.221cm" svg:height="0.953cm" svg:x="3.702cm" svg:y="10.298cm">
          <draw:text-box>
            <text:p text:style-name="P7"><text:span text:style-name="T1">Specifikatori</text:span></text:p>
            <text:p text:style-name="P7"><text:span text:style-name="T1">deklaracije</text:span></text:p>
          </draw:text-box>
        </draw:frame>
        <draw:frame draw:style-name="gr14" draw:text-style-name="P8" draw:layer="layout" svg:width="3.221cm" svg:height="0.953cm" svg:x="8.047cm" svg:y="10.461cm">
          <draw:text-box>
            <text:p text:style-name="P7"><text:span text:style-name="T1">Deklarator</text:span></text:p>
          </draw:text-box>
        </draw:frame>
        <draw:frame draw:style-name="gr14" draw:text-style-name="P8" draw:layer="layout" svg:width="3.221cm" svg:height="0.953cm" svg:x="11.603cm" svg:y="10.461cm">
          <draw:text-box>
            <text:p text:style-name="P7"><text:span text:style-name="T1">Identifikator</text:span></text:p>
          </draw:text-box>
        </draw:frame>
        <draw:line draw:style-name="gr3" draw:text-style-name="P1" draw:layer="layout" svg:x1="2.94cm" svg:y1="10.732cm" svg:x2="3.702cm" svg:y2="10.732cm">
          <text:p/>
        </draw:line>
        <draw:line draw:style-name="gr7" draw:text-style-name="P1" draw:layer="layout" svg:x1="10.84cm" svg:y1="10.732cm" svg:x2="11.602cm" svg:y2="10.732cm">
          <text:p/>
        </draw:line>
        <draw:line draw:style-name="gr6" draw:text-style-name="P1" draw:layer="layout" svg:x1="7.34cm" svg:y1="10.732cm" svg:x2="8.102cm" svg:y2="10.732cm">
          <text:p/>
        </draw:line>
        <draw:frame draw:style-name="gr14" draw:text-style-name="P8" draw:layer="layout" svg:width="3.494cm" svg:height="0.953cm" svg:x="15.594cm" svg:y="10.462cm">
          <draw:text-box>
            <text:p text:style-name="P7"><text:span text:style-name="T1">Inicijalizator</text:span></text:p>
          </draw:text-box>
        </draw:frame>
        <draw:line draw:style-name="gr8" draw:text-style-name="P1" draw:layer="layout" svg:x1="14.94cm" svg:y1="10.732cm" svg:x2="15.702cm" svg:y2="10.732cm">
          <text:p/>
        </draw:line>
        <draw:line draw:style-name="gr3" draw:text-style-name="P1" draw:layer="layout" svg:x1="3.667cm" svg:y1="6.842cm" svg:x2="9.128cm" svg:y2="6.842cm">
          <text:p/>
        </draw:line>
        <draw:line draw:style-name="gr3" draw:text-style-name="P1" draw:layer="layout" svg:x1="3.667cm" svg:y1="8.366cm" svg:x2="9.536cm" svg:y2="8.366cm">
          <text:p/>
        </draw:line>
        <draw:line draw:style-name="gr3" draw:text-style-name="P1" draw:layer="layout" svg:x1="3.669cm" svg:y1="9.866cm" svg:x2="10.271cm" svg:y2="9.866cm">
          <text:p/>
        </draw:line>
        <draw:line draw:style-name="gr6" draw:text-style-name="P1" draw:layer="layout" svg:x1="9.255cm" svg:y1="6.969cm" svg:x2="10.779cm" svg:y2="6.969cm">
          <text:p/>
        </draw:line>
        <draw:line draw:style-name="gr6" draw:text-style-name="P1" draw:layer="layout" svg:x1="9.34cm" svg:y1="7.832cm" svg:x2="10.652cm" svg:y2="7.842cm">
          <text:p/>
        </draw:line>
        <draw:line draw:style-name="gr7" draw:text-style-name="P1" draw:layer="layout" svg:x1="11.04cm" svg:y1="6.832cm" svg:x2="11.922cm" svg:y2="6.842cm">
          <text:p/>
        </draw:line>
        <draw:line draw:style-name="gr8" draw:text-style-name="P1" draw:layer="layout" svg:x1="13.04cm" svg:y1="6.832cm" svg:x2="15.097cm" svg:y2="6.842cm">
          <text:p/>
        </draw:line>
        <draw:line draw:style-name="gr7" draw:text-style-name="P1" draw:layer="layout" svg:x1="9.24cm" svg:y1="6.832cm" svg:x2="9.89cm" svg:y2="6.842cm">
          <text:p/>
        </draw:line>
        <draw:line draw:style-name="gr8" draw:text-style-name="P1" draw:layer="layout" svg:x1="10.241cm" svg:y1="6.832cm" svg:x2="10.779cm" svg:y2="6.842cm">
          <text:p/>
        </draw:line>
        <draw:line draw:style-name="gr6" draw:text-style-name="P1" draw:layer="layout" svg:x1="11.055cm" svg:y1="6.969cm" svg:x2="15.097cm" svg:y2="6.969cm">
          <text:p/>
        </draw:line>
        <draw:line draw:style-name="gr7" draw:text-style-name="P1" draw:layer="layout" svg:x1="9.868cm" svg:y1="8.366cm" svg:x2="10.652cm" svg:y2="8.366cm">
          <text:p/>
        </draw:line>
        <draw:line draw:style-name="gr8" draw:text-style-name="P1" draw:layer="layout" svg:x1="11.268cm" svg:y1="8.366cm" svg:x2="15.859cm" svg:y2="8.366cm">
          <text:p/>
        </draw:line>
        <draw:line draw:style-name="gr6" draw:text-style-name="P1" draw:layer="layout" svg:x1="9.862cm" svg:y1="8.518cm" svg:x2="15.832cm" svg:y2="8.518cm">
          <text:p/>
        </draw:line>
        <draw:line draw:style-name="gr6" draw:text-style-name="P1" draw:layer="layout" svg:x1="10.04cm" svg:y1="9.332cm" svg:x2="11.352cm" svg:y2="9.342cm">
          <text:p/>
        </draw:line>
        <draw:line draw:style-name="gr7" draw:text-style-name="P1" draw:layer="layout" svg:x1="10.569cm" svg:y1="9.865cm" svg:x2="11.414cm" svg:y2="9.865cm">
          <text:p/>
        </draw:line>
        <draw:line draw:style-name="gr8" draw:text-style-name="P1" draw:layer="layout" svg:x1="11.97cm" svg:y1="9.877cm" svg:x2="15.605cm" svg:y2="9.877cm">
          <text:p/>
        </draw:line>
        <draw:line draw:style-name="gr6" draw:text-style-name="P1" draw:layer="layout" svg:x1="10.576cm" svg:y1="10.017cm" svg:x2="15.605cm" svg:y2="10.0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8T21:12:28.905000000</meta:creation-date>
    <dc:date>2020-04-09T11:18:47.515000000</dc:date>
    <meta:editing-duration>PT9M21S</meta:editing-duration>
    <meta:editing-cycles>2</meta:editing-cycles>
    <meta:generator>LibreOffice/6.4.0.3$Windows_X86_64 LibreOffice_project/b0a288ab3d2d4774cb44b62f04d5d28733ac6df8</meta:generator>
    <meta:document-statistic meta:object-count="58"/>
  </office:meta>
</office:document-meta>
</file>